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fo:background-color="#FFFFFF"/>
    </style:style>
    <style:style style:name="ce2" style:family="table-cell" style:parent-style-name="Default" style:data-style-name="N30">
      <style:table-cell-properties style:vertical-align="top" fo:wrap-option="wrap" fo:background-color="#FFFFFF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style:vertical-align="top" fo:wrap-option="wrap" fo:background-color="#FFFFFF"/>
    </style:style>
    <style:style style:name="ce5" style:family="table-cell" style:parent-style-name="Default" style:data-style-name="N0">
      <style:table-cell-properties fo:border="thin solid #000000" style:vertical-align="top" fo:background-color="#F2F2F2"/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background-color="#FFFFFF"/>
    </style:style>
    <style:style style:name="ce8" style:family="table-cell" style:parent-style-name="Default" style:data-style-name="N30">
      <style:table-cell-properties fo:border="thin solid #000000" style:vertical-align="top" fo:wrap-option="wrap" fo:background-color="#FFFFFF"/>
    </style:style>
    <style:style style:name="ce9" style:family="table-cell" style:parent-style-name="Hiperlink" style:data-style-name="N30">
      <style:table-cell-properties fo:border="thin solid #000000" style:vertical-align="top" fo:wrap-option="wrap" fo:background-color="#FFFFFF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12" style:family="table-cell" style:parent-style-name="Default" style:data-style-name="N19">
      <style:table-cell-properties fo:border="thin solid #000000" style:vertical-align="top" fo:wrap-option="wrap" fo:background-color="#FFFFFF"/>
    </style:style>
    <style:style style:name="ce13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</style:style>
    <style:style style:name="ce15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16.13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953125cm"/>
    </style:style>
    <style:style style:name="co6" style:family="table-column">
      <style:table-column-properties fo:break-before="auto" style:column-width="8.73125cm"/>
    </style:style>
    <style:style style:name="co7" style:family="table-column">
      <style:table-column-properties fo:break-before="auto" style:column-width="2.43416666666667cm" style:use-optimal-column-width="true"/>
    </style:style>
    <style:style style:name="co8" style:family="table-column">
      <style:table-column-properties fo:break-before="auto" style:column-width="5.159375cm"/>
    </style:style>
    <style:style style:name="co9" style:family="table-column">
      <style:table-column-properties fo:break-before="auto" style:column-width="5.68854166666667cm" style:use-optimal-column-width="true"/>
    </style:style>
    <style:style style:name="co10" style:family="table-column">
      <style:table-column-properties fo:break-before="auto" style:column-width="1.984375cm" style:use-optimal-column-width="true"/>
    </style:style>
    <style:style style:name="co11" style:family="table-column">
      <style:table-column-properties fo:break-before="auto" style:column-width="12.9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ro6" style:family="table-row">
      <style:table-row-properties style:row-height="105pt" style:use-optimal-row-height="true" fo:break-before="auto"/>
    </style:style>
    <style:style style:name="ro7" style:family="table-row">
      <style:table-row-properties style:row-height="75pt" style:use-optimal-row-height="true" fo:break-before="auto"/>
    </style:style>
    <style:style style:name="ro8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GB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style-name="ce6">
            <text:p>Sistema Integrado de Gestão de Barragens de Mineração (SIGBM)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Descrição</text:p>
          </table:table-cell>
          <table:table-cell office:value-type="string" table:style-name="ce8">
            <text:p>Dados das barragens de mineração, suas características técnicas, informações do tipo de rejeito armazenado, estado de conservação, dano potencial associado, classificação, localização e informações sobre a Declaração de Condição de Estabilidade obtidos a partir do Sistema Integrado de Gestão de Barragens de Mineração (SIGBM), com atualização dos dados pelo empreendedor e validação das informações em atividades de fiscalização pelos servidores da ANM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Catálogo origem</text:p>
          </table:table-cell>
          <table:table-cell office:value-type="string" table:style-name="ce8">
            <text:p>https://dadosabertos.anm.gov.br/SIGBM/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Órgão responsável</text:p>
          </table:table-cell>
          <table:table-cell office:value-type="string" table:style-name="ce8">
            <text:p>Agência Nacional de Mineração -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Categorias no VCGE</text:p>
          </table:table-cell>
          <table:table-cell office:value-type="string" table:style-name="ce8">
            <text:p>Administração (18); Normas e Fiscalização (137); Indústria (10); Mineração (136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Recursos</text:p>
          </table:table-cell>
          <table:table-cell office:value-type="string" table:style-name="ce9">
            <text:p><text:a xlink:href="#Recursos.A2">Barragens.csv</text:a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Etiquetas</text:p>
          </table:table-cell>
          <table:table-cell office:value-type="string" table:style-name="ce8">
            <text:p>SIGBM, Barragens, Dados Abertos,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Frequência de atualização</text:p>
          </table:table-cell>
          <table:table-cell office:value-type="string" table:style-name="ce8">
            <text:p>Diária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Recursos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13">
            <text:p>Barragens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14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14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3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15">
            <text:p>Dados das barragens que estão presentes no SIGBM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15">
            <text:p>https://dadosabertos.anm.gov.br/SIGBM/Barragens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3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8">
            <text:p>ID</text:p>
          </table:table-cell>
          <table:table-cell office:value-type="string" table:style-name="ce8">
            <text:p>Número de Identificação da Barrage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Nome</text:p>
          </table:table-cell>
          <table:table-cell office:value-type="string" table:style-name="ce8">
            <text:p>Nome da Barrage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Empreendedor</text:p>
          </table:table-cell>
          <table:table-cell office:value-type="string" table:style-name="ce8">
            <text:p>Nome do empreendedor responsável pela Barrage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CPF_CNPJ</text:p>
          </table:table-cell>
          <table:table-cell office:value-type="string" table:style-name="ce8">
            <text:p>CPF ou CNPJ do Empreendedor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Nome da mina</text:p>
          </table:table-cell>
          <table:table-cell office:value-type="string" table:style-name="ce8">
            <text:p>Nome da Mina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UF</text:p>
          </table:table-cell>
          <table:table-cell office:value-type="string" table:style-name="ce8">
            <text:p>Unidade da Federação da Barrage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Município</text:p>
          </table:table-cell>
          <table:table-cell office:value-type="string" table:style-name="ce8">
            <text:p>Município onde se encontra a barrage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Latitude</text:p>
          </table:table-cell>
          <table:table-cell office:value-type="string" table:style-name="ce8">
            <text:p>Latitude da posição da barragem</text:p>
          </table:table-cell>
          <table:table-cell office:value-type="string" table:style-name="ce8">
            <text:p>Numérico</text:p>
          </table:table-cell>
          <table:table-cell office:value-type="string" table:style-name="ce8">
            <text:p>sGG°MM'SS.SSS''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8">
            <text:p>Longitude</text:p>
          </table:table-cell>
          <table:table-cell office:value-type="string" table:style-name="ce8">
            <text:p>Longitude da posição da barragem</text:p>
          </table:table-cell>
          <table:table-cell office:value-type="string" table:style-name="ce8">
            <text:p>Numérico</text:p>
          </table:table-cell>
          <table:table-cell office:value-type="string" table:style-name="ce8">
            <text:p>sGG°MM'SS.SSS''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8">
            <text:p>Posicionamento</text:p>
          </table:table-cell>
          <table:table-cell office:value-type="string" table:style-name="ce8">
            <text:p>Posicionamento em relação ao equador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Categoria de Risco – CRI</text:p>
          </table:table-cell>
          <table:table-cell office:value-type="string" table:style-name="ce8">
            <text:p>Categoria de Risco da Barrage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Dano Potencial Associado – DPA</text:p>
          </table:table-cell>
          <table:table-cell office:value-type="string" table:style-name="ce8">
            <text:p>Dano potencial associado a barrage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5">
          <table:table-cell/>
          <table:table-cell office:value-type="string" table:style-name="ce8">
            <text:p>Gestão Operacional</text:p>
          </table:table-cell>
          <table:table-cell office:value-type="string" table:style-name="ce8">
            <text:p>Classificação relativa à gestão operacional do empreendedor em relação a requisitos especificados no Anexo I da Resolução ANM nº 95/2022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Necessita de PAEBM</text:p>
          </table:table-cell>
          <table:table-cell office:value-type="string" table:style-name="ce8">
            <text:p>Indica se a barragem necessita do Plano de Ação de Emergência para barragens de mineração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Inserido na PNSB</text:p>
          </table:table-cell>
          <table:table-cell office:value-type="string" table:style-name="ce8">
            <text:p>Indica se está inserido na PNSB Política Nacional de Segurança de Barragens - PNSB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Nível de Emergência</text:p>
          </table:table-cell>
          <table:table-cell office:value-type="string" table:style-name="ce8">
            <text:p>Indica se a barragem foi declarada pelo empreendedor em nível de emergência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6">
          <table:table-cell/>
          <table:table-cell office:value-type="string" table:style-name="ce8">
            <text:p>Status DCE RISR</text:p>
          </table:table-cell>
          <table:table-cell office:value-type="string" table:style-name="ce8">
            <text:p>Indica o status da última DCE de RISR entregue, podendo ser:<text:s/></text:p>
            <text:p>- de Campanha (atestado, não atestado, não enviado e "-" para as barragens que não tem obrigação de envio do documento);</text:p>
            <text:p>- Extraordinária ou Exigência da Fiscalização (atestado e não atestado).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5">
          <table:table-cell/>
          <table:table-cell office:value-type="string" table:style-name="ce8">
            <text:p>Status DCE RPSB</text:p>
          </table:table-cell>
          <table:table-cell office:value-type="string" table:style-name="ce8">
            <text:p>Indica o status da última DCE de RPSB entregue, podendo ser atestado, não atestado, não enviado e "-" para as barragens que não tem obrigação de envio do documento.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7">
          <table:table-cell/>
          <table:table-cell office:value-type="string" table:style-name="ce8">
            <text:p>Status da DCO Atual</text:p>
          </table:table-cell>
          <table:table-cell office:value-type="string" table:style-name="ce8">
            <text:p>Indica o status da última DCO entregue, podendo ser: atestado, não atestado e não enviado, com indicação adicional se a última DCO entregue é de campanha (julho) ou se é uma DCO Extraordinária (entregue fora da campanha)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7">
          <table:table-cell/>
          <table:table-cell office:value-type="string" table:style-name="ce8">
            <text:p>Tipo de Barragem de Mineração</text:p>
          </table:table-cell>
          <table:table-cell office:value-type="string" table:style-name="ce8">
            <text:p>Informa o tipo de barragem, podendo ser: Barragem/Barramento/Dique; Cava com Barramento Construído ou Empilhamento drenado construído hidraulicamente e suscetível à liquefação.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8">
          <table:table-cell/>
          <table:table-cell office:value-type="string" table:style-name="ce8">
            <text:p>A Barragem de Mineração possui outra estrutura mineração interna selante de reservatório</text:p>
          </table:table-cell>
          <table:table-cell office:value-type="string" table:style-name="ce8">
            <text:p>Indica se a barragem possui outra estrutura de mineração interna selante de reservatório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Quantidade Diques Internos</text:p>
          </table:table-cell>
          <table:table-cell office:value-type="string" table:style-name="ce8">
            <text:p>Quantidade de diques internos da barragem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Quantidade Diques Selantes</text:p>
          </table:table-cell>
          <table:table-cell office:value-type="string" table:style-name="ce8">
            <text:p>Quantidade de diques selantes da barragem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A barragem de mineração possui Back Up Dam</text:p>
          </table:table-cell>
          <table:table-cell office:value-type="string" table:style-name="ce8">
            <text:p>Informa se a barragem possui Back Up Dam (Estrutura de Contenção de Rejeitos à jusante)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8">
          <table:table-cell/>
          <table:table-cell office:value-type="string" table:style-name="ce8">
            <text:p>Esta Back Up Dam está operando pós rompimento da barragem de mineração</text:p>
          </table:table-cell>
          <table:table-cell office:value-type="string" table:style-name="ce8">
            <text:p>Informa se a Back Up Dam está operando pós rompimento (caso houver)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Situação Operacional</text:p>
          </table:table-cell>
          <table:table-cell office:value-type="string" table:style-name="ce8">
            <text:p>Informa a situação operacional da barrage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Data de Inicio de Construção</text:p>
          </table:table-cell>
          <table:table-cell office:value-type="string" table:style-name="ce8">
            <text:p>Data de Início de Construção da Barragem</text:p>
          </table:table-cell>
          <table:table-cell office:value-type="string" table:style-name="ce8">
            <text:p>Data</text:p>
          </table:table-cell>
          <table:table-cell office:value-type="string" table:style-name="ce8">
            <text:p>DD/MM/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8">
            <text:p>Data de Inicio de Operação</text:p>
          </table:table-cell>
          <table:table-cell office:value-type="string" table:style-name="ce8">
            <text:p>Data de Início de Operação da Barragem</text:p>
          </table:table-cell>
          <table:table-cell office:value-type="string" table:style-name="ce8">
            <text:p>Data</text:p>
          </table:table-cell>
          <table:table-cell office:value-type="string" table:style-name="ce8">
            <text:p>DD/MM/AAAA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8">
            <text:p>Estrutura com o Objetivo de Contenção</text:p>
          </table:table-cell>
          <table:table-cell office:value-type="string" table:style-name="ce8">
            <text:p>Indica se a estrutura tem o objetivo de conter rejeitos ou sedimentos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8">
          <table:table-cell/>
          <table:table-cell office:value-type="string" table:style-name="ce8">
            <text:p>A Barragem de Mineração está dentro da Área do Processo ANM ou da Área de Servidão</text:p>
          </table:table-cell>
          <table:table-cell office:value-type="string" table:style-name="ce8">
            <text:p>Informação se a barragem está dentro da Área do Processo ANM ou Área de Servidão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Barragem de mineração é alimentado por usina</text:p>
          </table:table-cell>
          <table:table-cell office:value-type="string" table:style-name="ce8">
            <text:p>Informação se a barragem é alimentada por usina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Usinas</text:p>
          </table:table-cell>
          <table:table-cell office:value-type="string" table:style-name="ce8">
            <text:p>Usinas que alimentam a barrage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Minério principal presente no reservatório</text:p>
          </table:table-cell>
          <table:table-cell office:value-type="string" table:style-name="ce8">
            <text:p>Principal minério presente no reservatório da barrage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Processo de beneficiamento</text:p>
          </table:table-cell>
          <table:table-cell office:value-type="string" table:style-name="ce8">
            <text:p>Indica o número do processo minerário associado a estrutura.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Produtos químicos utilizados</text:p>
          </table:table-cell>
          <table:table-cell office:value-type="string" table:style-name="ce8">
            <text:p>Produtos químicos utilizados na barrage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8">
          <table:table-cell/>
          <table:table-cell office:value-type="string" table:style-name="ce8">
            <text:p>A Barragem armazena rejeitos/resíduos que contenham Cianeto</text:p>
          </table:table-cell>
          <table:table-cell office:value-type="string" table:style-name="ce8">
            <text:p>Informa se a barragem armazena resíduos que contenham Cianeto.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Teor (%) do minério principal inserido no rejeito</text:p>
          </table:table-cell>
          <table:table-cell office:value-type="string" table:style-name="ce8">
            <text:p>Informa a porcentagem do teor do minério principal inserido no rejeito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Outras substâncias minerais presentes no reservatório</text:p>
          </table:table-cell>
          <table:table-cell office:value-type="string" table:style-name="ce8">
            <text:p>Informa se há outras substancias no reservatório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Altura máxima do projeto licenciado (m)</text:p>
          </table:table-cell>
          <table:table-cell office:value-type="string" table:style-name="ce8">
            <text:p>Altura máxima aprovada no projeto de licenciamento ambiental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Altura máxima atual (m)</text:p>
          </table:table-cell>
          <table:table-cell office:value-type="string" table:style-name="ce8">
            <text:p>Altura máxima atual da barragem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Comprimento da crista do projeto (m)</text:p>
          </table:table-cell>
          <table:table-cell office:value-type="string" table:style-name="ce8">
            <text:p>Comprimento de crista estabelecido no projeto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Comprimento atual da crista (m)</text:p>
          </table:table-cell>
          <table:table-cell office:value-type="string" table:style-name="ce8">
            <text:p>Comprimento atual da crista da barragem em metros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Descarga máxima do vertedouro (m³/seg)</text:p>
          </table:table-cell>
          <table:table-cell office:value-type="string" table:style-name="ce8">
            <text:p>Descarga máxima do vertedouro em metros cúbicos por segundo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Área do reservatório (m²)</text:p>
          </table:table-cell>
          <table:table-cell office:value-type="string" table:style-name="ce8">
            <text:p>Area total do reservatório em metros quadrados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Tipo de barragem quanto ao material de construção</text:p>
          </table:table-cell>
          <table:table-cell office:value-type="string" table:style-name="ce8">
            <text:p>Tipo de barragem quanto ao material de construção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Tipo de fundação</text:p>
          </table:table-cell>
          <table:table-cell office:value-type="string" table:style-name="ce8">
            <text:p>Tipo de material presente na fundação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Fundação</text:p>
          </table:table-cell>
          <table:table-cell office:value-type="string" table:style-name="ce8">
            <text:p>Informa sobre o conhecimento relativo à fundação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Tempo de Recorrência da Vazão de Projeto</text:p>
          </table:table-cell>
          <table:table-cell office:value-type="string" table:style-name="ce8">
            <text:p>Tempo de Recorrência da Vazão de Projeto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Drenagem Interna</text:p>
          </table:table-cell>
          <table:table-cell office:value-type="string" table:style-name="ce8">
            <text:p>Informa sobre a construção da drenagem interna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Controle de Compactação</text:p>
          </table:table-cell>
          <table:table-cell office:value-type="string" table:style-name="ce8">
            <text:p>Informa o grau do controle de compactação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Inclinação Média dos taludes na seção principal</text:p>
          </table:table-cell>
          <table:table-cell office:value-type="string" table:style-name="ce8">
            <text:p>Informa a inclinação médida dos taludes na seção principal da barrage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Método construtivo da barragem</text:p>
          </table:table-cell>
          <table:table-cell office:value-type="string" table:style-name="ce8">
            <text:p>Método construtivo da barrage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Tipo de alteamento</text:p>
          </table:table-cell>
          <table:table-cell office:value-type="string" table:style-name="ce8">
            <text:p>Tipo de alteamento da barrage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Instrumentação</text:p>
          </table:table-cell>
          <table:table-cell office:value-type="string" table:style-name="ce8">
            <text:p>Instrumentação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A Barragem de Mineração possui Manta Impermeabilizante</text:p>
          </table:table-cell>
          <table:table-cell office:value-type="string" table:style-name="ce8">
            <text:p>Informa se a barragem de mineração possui manta impermeabilizante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Confiabilidade das estruturas extravasora</text:p>
          </table:table-cell>
          <table:table-cell office:value-type="string" table:style-name="ce8">
            <text:p>Informa o grau de confiabilidade das estruturas extravasora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Percolação</text:p>
          </table:table-cell>
          <table:table-cell office:value-type="string" table:style-name="ce8">
            <text:p>Informa o grau de percolação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Deformações e recalque</text:p>
          </table:table-cell>
          <table:table-cell office:value-type="string" table:style-name="ce8">
            <text:p>Informa o grau de deformações e recalque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Deteriorização dos taludes / paramentos</text:p>
          </table:table-cell>
          <table:table-cell office:value-type="string" table:style-name="ce8">
            <text:p>Informa o grau de deteriorização dos taludes / parâmetros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Drenagem superficial</text:p>
          </table:table-cell>
          <table:table-cell office:value-type="string" table:style-name="ce8">
            <text:p>Informa sobre o estado de conservação da drenagem supercial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Documentação de projeto</text:p>
          </table:table-cell>
          <table:table-cell office:value-type="string" table:style-name="ce8">
            <text:p>Informa se há documentação de projeto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5">
          <table:table-cell/>
          <table:table-cell office:value-type="string" table:style-name="ce8">
            <text:p>Estrutura organizacional e qualificação técnica dos profissionais na equipe de Segurança da Barragem</text:p>
          </table:table-cell>
          <table:table-cell office:value-type="string" table:style-name="ce8">
            <text:p>Informa a estrutura organizacional e a qualificação da equipe de segurança da barrage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8">
          <table:table-cell/>
          <table:table-cell office:value-type="string" table:style-name="ce8">
            <text:p>Manuais de Procedimentos para Inspeções de Segurança e Monitoramento</text:p>
          </table:table-cell>
          <table:table-cell office:value-type="string" table:style-name="ce8">
            <text:p>Informa se possui manuais de procedimentos para Inspeções de Segurança e Monitoramento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8">
          <table:table-cell/>
          <table:table-cell office:value-type="string" table:style-name="ce8">
            <text:p>PAE - Plano de Ação Emergencial (quando exigido pelo órgão fiscalizador)</text:p>
          </table:table-cell>
          <table:table-cell office:value-type="string" table:style-name="ce8">
            <text:p>Informa se possui o PAE ou em qual estado se encontra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5">
          <table:table-cell/>
          <table:table-cell office:value-type="string" table:style-name="ce8">
            <text:p>As cópias físicas do PAEBM foram entregues para as Prefeituras e Defesas Civis municipais e estaduais</text:p>
          </table:table-cell>
          <table:table-cell office:value-type="string" table:style-name="ce8">
            <text:p>Informa se as cópias físicas do PAEBM foram entregues, caso seja aplicável para este tipo de barrage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5">
          <table:table-cell/>
          <table:table-cell office:value-type="string" table:style-name="ce8">
            <text:p>Relatórios de inspeção e monitoramento da instrumentação e de Análise de Segurança</text:p>
          </table:table-cell>
          <table:table-cell office:value-type="string" table:style-name="ce8">
            <text:p>Tipos de Relatórios de inspeção e monitoramento da instrumentação e de Análise de Segurança, que a barragem emite, caso seja aplicável.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Possui certificações em vigor e/ou adota padrões da indústria</text:p>
          </table:table-cell>
          <table:table-cell office:value-type="string" table:style-name="ce8">
            <text:p>Informa se a empresa possui certificações em vigor e/ou adota padrões da indústria?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Quais certificações e/ou padrões</text:p>
          </table:table-cell>
          <table:table-cell office:value-type="string" table:style-name="ce8">
            <text:p>Informa quais as certificações em vigor e/ou padrões da indústria, caso aplicável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Volume de projeto licenciado do Reservatório (m³)</text:p>
          </table:table-cell>
          <table:table-cell office:value-type="string" table:style-name="ce8">
            <text:p>Volume de projeto licenciado do Reservatório (m³)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Volume atual do Reservatório (m³)</text:p>
          </table:table-cell>
          <table:table-cell office:value-type="string" table:style-name="ce8">
            <text:p>Volume atual do Reservatório (m³)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Capacidade Total do Reservatório (m³)</text:p>
          </table:table-cell>
          <table:table-cell office:value-type="string" table:style-name="ce8">
            <text:p>É o volume máximo que um reservatório pode armazenar, considerando o máximo maximorum.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5">
          <table:table-cell/>
          <table:table-cell office:value-type="string" table:style-name="ce8">
            <text:p>Existência de população a jusante</text:p>
          </table:table-cell>
          <table:table-cell office:value-type="string" table:style-name="ce8">
            <text:p>Informa se existe população a jusante ou se há infraestruturas a jusante onde pessoas poderão eventualmente serem impactadas em caso de rompimento da barragem.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5">
          <table:table-cell/>
          <table:table-cell office:value-type="string" table:style-name="ce8">
            <text:p>Número de pessoas possivelmente afetadas a jusante em caso de rompimento da barragem</text:p>
          </table:table-cell>
          <table:table-cell office:value-type="string" table:style-name="ce8">
            <text:p>Número de pessoas possivelmente afetadas a jusante em caso de rompimento da barrage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Impacto ambiental</text:p>
          </table:table-cell>
          <table:table-cell office:value-type="string" table:style-name="ce8">
            <text:p>Nível de Impacto ambiental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Impacto sócio-econômico</text:p>
          </table:table-cell>
          <table:table-cell office:value-type="string" table:style-name="ce8">
            <text:p>Nível de Impacto sócio-econômico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Data da Finalização da DCE</text:p>
          </table:table-cell>
          <table:table-cell office:value-type="string" table:style-name="ce8">
            <text:p>Data de finalização da DCE</text:p>
          </table:table-cell>
          <table:table-cell office:value-type="string" table:style-name="ce8">
            <text:p>Data e Hora</text:p>
          </table:table-cell>
          <table:table-cell office:value-type="string" table:style-name="ce8">
            <text:p>DD/MM/AAAA hh:mm:s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8">
            <text:p>Motivo de Envio</text:p>
          </table:table-cell>
          <table:table-cell office:value-type="string" table:style-name="ce8">
            <text:p>Motivo de envio da DCE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RT/Declaração</text:p>
          </table:table-cell>
          <table:table-cell office:value-type="string" table:style-name="ce8">
            <text:p>Responsável pela declaração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RT/Empreendimento</text:p>
          </table:table-cell>
          <table:table-cell office:value-type="string" table:style-name="ce8">
            <text:p>Responsável pelo Empreendimento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5">
          <table:table-cell/>
          <table:table-cell office:value-type="string" table:style-name="ce8">
            <text:p>O projeto e/ou manual de operação da barragem prevê a existência de linha de praia no reservatório?</text:p>
          </table:table-cell>
          <table:table-cell office:value-type="string" table:style-name="ce8">
            <text:p>Informa se existe linha de praia no projeto ou manual da barrage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8">
          <table:table-cell/>
          <table:table-cell office:value-type="string" table:style-name="ce8">
            <text:p>A Largura da linha de praia exigida em projeto e/ou manual de operação (m)</text:p>
          </table:table-cell>
          <table:table-cell office:value-type="string" table:style-name="ce8">
            <text:p>Informa a largura de praia definida no projeto ou manual da barragem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Menor largura da linha de praia atual (m)</text:p>
          </table:table-cell>
          <table:table-cell office:value-type="string" table:style-name="ce8">
            <text:p>Informa a menor largura de praia existente atualmente na barragem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Data de Finalização do Último Alteamento</text:p>
          </table:table-cell>
          <table:table-cell office:value-type="string" table:style-name="ce8">
            <text:p>Data de conclusão do último alteamento</text:p>
          </table:table-cell>
          <table:table-cell office:value-type="string" table:style-name="ce8">
            <text:p>Data</text:p>
          </table:table-cell>
          <table:table-cell office:value-type="string" table:style-name="ce8">
            <text:p>DD/MM/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8">
            <text:p>Cota da Crista Atual (m)</text:p>
          </table:table-cell>
          <table:table-cell office:value-type="string" table:style-name="ce8">
            <text:p>Cota da crista da barragem atualmente em metros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Fase Atual do projeto de Descaracterização</text:p>
          </table:table-cell>
          <table:table-cell office:value-type="string" table:style-name="ce8">
            <text:p>Informa a fase do projeto de descaracterização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Data de emissão do projeto Básico de Descaracterização</text:p>
          </table:table-cell>
          <table:table-cell office:value-type="string" table:style-name="ce8">
            <text:p>Data de emissão do projeto Básico de Descaracterização</text:p>
          </table:table-cell>
          <table:table-cell office:value-type="string" table:style-name="ce8">
            <text:p>Data</text:p>
          </table:table-cell>
          <table:table-cell office:value-type="string" table:style-name="ce8">
            <text:p>DD/MM/AAAA</text:p>
          </table:table-cell>
          <table:table-cell table:number-columns-repeated="16379"/>
        </table:table-row>
        <table:table-row table:style-name="ro8">
          <table:table-cell/>
          <table:table-cell office:value-type="string" table:style-name="ce8">
            <text:p>Data estimada de emissão do projeto executivo de Descaracterização</text:p>
          </table:table-cell>
          <table:table-cell office:value-type="string" table:style-name="ce8">
            <text:p>Data estimada de emissão do projeto executivo de Descaracterização</text:p>
          </table:table-cell>
          <table:table-cell office:value-type="string" table:style-name="ce8">
            <text:p>Data</text:p>
          </table:table-cell>
          <table:table-cell office:value-type="string" table:style-name="ce8">
            <text:p>DD/MM/AAAA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8">
            <text:p>Data de emissão do projeto executivo de Descaracterização</text:p>
          </table:table-cell>
          <table:table-cell office:value-type="string" table:style-name="ce8">
            <text:p>Data de emissão do projeto executivo de Descaracterização</text:p>
          </table:table-cell>
          <table:table-cell office:value-type="string" table:style-name="ce8">
            <text:p>Data</text:p>
          </table:table-cell>
          <table:table-cell office:value-type="string" table:style-name="ce8">
            <text:p>DD/MM/AAAA</text:p>
          </table:table-cell>
          <table:table-cell table:number-columns-repeated="16379"/>
        </table:table-row>
        <table:table-row table:style-name="ro8">
          <table:table-cell/>
          <table:table-cell office:value-type="string" table:style-name="ce8">
            <text:p>Qual foi a solução adotada para a descaracterização?</text:p>
          </table:table-cell>
          <table:table-cell office:value-type="string" table:style-name="ce8">
            <text:p>Informa se foi realizada a remoção total do rejeito ou se após a descaracterização ainda há uma estrutura remanescente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Descrição da Estrutura Remanescente</text:p>
          </table:table-cell>
          <table:table-cell office:value-type="string" table:style-name="ce8">
            <text:p>Descrição da Estrutura Remanescente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Data de início das obras de estabilização ou descaracterização</text:p>
          </table:table-cell>
          <table:table-cell office:value-type="string" table:style-name="ce8">
            <text:p>Data de início das obras de estabilização ou descaracterização</text:p>
          </table:table-cell>
          <table:table-cell office:value-type="string" table:style-name="ce8">
            <text:p>Data</text:p>
          </table:table-cell>
          <table:table-cell office:value-type="string" table:style-name="ce8">
            <text:p>DD/MM/AAAA</text:p>
          </table:table-cell>
          <table:table-cell table:number-columns-repeated="16379"/>
        </table:table-row>
        <table:table-row table:style-name="ro8">
          <table:table-cell/>
          <table:table-cell office:value-type="string" table:style-name="ce8">
            <text:p>Duração estimada em projeto das obras de estabilização ou descaracterização (em meses)</text:p>
          </table:table-cell>
          <table:table-cell office:value-type="string" table:style-name="ce8">
            <text:p>Duração estimada em projeto das obras de estabilização ou descaracterização(em meses)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A barragem voltará a operar?</text:p>
          </table:table-cell>
          <table:table-cell office:value-type="string" table:style-name="ce8">
            <text:p>Informa se a barragem voltará a operar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Data de conclusão das <text:s/>obras de estabilização ou descaracterização</text:p>
          </table:table-cell>
          <table:table-cell office:value-type="string" table:style-name="ce8">
            <text:p>Data de conclusão das <text:s/>obras de estabilização ou descaracterização</text:p>
          </table:table-cell>
          <table:table-cell office:value-type="string" table:style-name="ce8">
            <text:p>Data</text:p>
          </table:table-cell>
          <table:table-cell office:value-type="string" table:style-name="ce8">
            <text:p>DD/MM/AAAA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8">
            <text:p>Data de Início do Monitoramento Ativo</text:p>
          </table:table-cell>
          <table:table-cell office:value-type="string" table:style-name="ce8">
            <text:p>Data de Início do Monitoramento Ativo</text:p>
          </table:table-cell>
          <table:table-cell office:value-type="string" table:style-name="ce8">
            <text:p>Data</text:p>
          </table:table-cell>
          <table:table-cell office:value-type="string" table:style-name="ce8">
            <text:p>DD/MM/AAAA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8">
            <text:p>Duração estimada em projeto do monitoramento ativo (em meses)</text:p>
          </table:table-cell>
          <table:table-cell office:value-type="string" table:style-name="ce8">
            <text:p>Duração estimada em projeto do monitoramento ativo (em meses)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Data de Início do Monitoramento Passivo</text:p>
          </table:table-cell>
          <table:table-cell office:value-type="string" table:style-name="ce8">
            <text:p>Data de Início do Monitoramento Passivo</text:p>
          </table:table-cell>
          <table:table-cell office:value-type="string" table:style-name="ce8">
            <text:p>Data</text:p>
          </table:table-cell>
          <table:table-cell office:value-type="string" table:style-name="ce8">
            <text:p>DD/MM/AAAA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8">
            <text:p>Data de conclusão estimada em projeto Monitoramento Passivo</text:p>
          </table:table-cell>
          <table:table-cell office:value-type="string" table:style-name="ce8">
            <text:p>Data de conclusão estimada em projeto Monitoramento Passivo</text:p>
          </table:table-cell>
          <table:table-cell office:value-type="string" table:style-name="ce8">
            <text:p>Data</text:p>
          </table:table-cell>
          <table:table-cell office:value-type="string" table:style-name="ce8">
            <text:p>DD/MM/AAAA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8">
            <text:p>Nome da Back Up Dam</text:p>
          </table:table-cell>
          <table:table-cell office:value-type="string" table:style-name="ce8">
            <text:p>Nome da Back Up Dam, caso exista para esta barrage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UF (Back Up Dam)</text:p>
          </table:table-cell>
          <table:table-cell office:value-type="string" table:style-name="ce8">
            <text:p>UF da Back Up Da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Município (Back Up Dam)</text:p>
          </table:table-cell>
          <table:table-cell office:value-type="string" table:style-name="ce8">
            <text:p>Município da Back Up Da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Situação operacional da Back Up Dam</text:p>
          </table:table-cell>
          <table:table-cell office:value-type="string" table:style-name="ce8">
            <text:p>Situação operacional da Back Up Dam, caso exista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Desde (Back Up Dam)</text:p>
          </table:table-cell>
          <table:table-cell office:value-type="string" table:style-name="ce8">
            <text:p>Data de construção ou início de operação da Back Up Dam</text:p>
          </table:table-cell>
          <table:table-cell office:value-type="string" table:style-name="ce8">
            <text:p>Data e Hora</text:p>
          </table:table-cell>
          <table:table-cell office:value-type="string" table:style-name="ce8">
            <text:p>DD/MM/AAAA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8">
            <text:p>Vida útil prevista da Back Up Dam (Anos)</text:p>
          </table:table-cell>
          <table:table-cell office:value-type="string" table:style-name="ce8">
            <text:p>Vida útil prevista da Back Up Dam (Anos)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Previsão de término de construção da Back Up Dam</text:p>
          </table:table-cell>
          <table:table-cell office:value-type="string" table:style-name="ce8">
            <text:p>Previsão de término de construção da Back Up Dam</text:p>
          </table:table-cell>
          <table:table-cell office:value-type="string" table:style-name="ce8">
            <text:p>Data e hora<text:s/></text:p>
          </table:table-cell>
          <table:table-cell office:value-type="string" table:style-name="ce8">
            <text:p>DD/MM/AAAA</text:p>
          </table:table-cell>
          <table:table-cell table:number-columns-repeated="16379"/>
        </table:table-row>
        <table:table-row table:style-name="ro8">
          <table:table-cell/>
          <table:table-cell office:value-type="string" table:style-name="ce8">
            <text:p>A Back Up Dam está dentro da Área do Processo ANM ou da Área de Servidão</text:p>
          </table:table-cell>
          <table:table-cell office:value-type="string" table:style-name="ce8">
            <text:p>Informa se A Back Up Dam está dentro da Área do Processo ANM ou da Área de Servidão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Processos associados (Back Up Dam)</text:p>
          </table:table-cell>
          <table:table-cell office:value-type="string" table:style-name="ce8">
            <text:p>Número dos Processos associados a Back Up Da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Posicionamento (Back Up Dam)</text:p>
          </table:table-cell>
          <table:table-cell office:value-type="string" table:style-name="ce8">
            <text:p>Posicionamento em relação ao equador da Back Up Da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Latitude (Back Up Dam)</text:p>
          </table:table-cell>
          <table:table-cell office:value-type="string" table:style-name="ce8">
            <text:p>Latitude da Back Up Dam</text:p>
          </table:table-cell>
          <table:table-cell office:value-type="string" table:style-name="ce8">
            <text:p>Numérico</text:p>
          </table:table-cell>
          <table:table-cell office:value-type="string" table:style-name="ce8">
            <text:p>sGG°MM'SS.SSS''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8">
            <text:p>Longitude (Back Up Dam)</text:p>
          </table:table-cell>
          <table:table-cell office:value-type="string" table:style-name="ce8">
            <text:p>Longitude da Back Up Dam</text:p>
          </table:table-cell>
          <table:table-cell office:value-type="string" table:style-name="ce8">
            <text:p>Numérico</text:p>
          </table:table-cell>
          <table:table-cell office:value-type="string" table:style-name="ce8">
            <text:p>sGG°MM'SS.SSS''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8">
            <text:p>Altura Máxima do projeto da Back Up Dam (m)</text:p>
          </table:table-cell>
          <table:table-cell office:value-type="string" table:style-name="ce8">
            <text:p>Altura Máxima do projeto da Back Up Dam (m)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Comprimento da Crista do projeto da Back Up Dam (m)</text:p>
          </table:table-cell>
          <table:table-cell office:value-type="string" table:style-name="ce8">
            <text:p>Comprimento da Crista do projeto da Back Up Dam (m)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Volume do projeto da Back Up Dam (m³)</text:p>
          </table:table-cell>
          <table:table-cell office:value-type="string" table:style-name="ce8">
            <text:p>Volume do projeto da Back Up Dam (m³)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Descarga Máxima do vertedouro da Dack Up Dam (m³/seg)</text:p>
          </table:table-cell>
          <table:table-cell office:value-type="string" table:style-name="ce8">
            <text:p>Descarga Máxima do vertedouro da Dack Up Dam (m³/seg)</text:p>
          </table:table-cell>
          <table:table-cell office:value-type="string" table:style-name="ce8">
            <text:p>Numérico</text:p>
          </table:table-cell>
          <table:table-cell table:style-name="ce8"/>
          <table:table-cell table:number-columns-repeated="16379"/>
        </table:table-row>
        <table:table-row table:style-name="ro5">
          <table:table-cell/>
          <table:table-cell office:value-type="string" table:style-name="ce8">
            <text:p>Existe documento que ateste a segurança estrutural e a capacidade para contenção de rejeitos da Back Up Dam com ART</text:p>
          </table:table-cell>
          <table:table-cell office:value-type="string" table:style-name="ce8">
            <text:p>Informa se existe documento que ateste a segurança estrutural e a capacidade para contenção de rejeitos da Back Up Dam com ART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Existe manual de operação da Back Up Dam</text:p>
          </table:table-cell>
          <table:table-cell office:value-type="string" table:style-name="ce8">
            <text:p>Existe manual de operação da Back Up Da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A Back up Dam passou por auditoria de terceira parte</text:p>
          </table:table-cell>
          <table:table-cell office:value-type="string" table:style-name="ce8">
            <text:p>A Back up Dam passou por auditoria de terceira parte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8">
          <table:table-cell/>
          <table:table-cell office:value-type="string" table:style-name="ce8">
            <text:p>A Back Up Dam garante a redução da área da mancha de inundação à jusante</text:p>
          </table:table-cell>
          <table:table-cell office:value-type="string" table:style-name="ce8">
            <text:p>A Back Up Dam garante a redução da área da mancha de inundação à jusante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Tipo de Back Up Dam quanto ao material de construção</text:p>
          </table:table-cell>
          <table:table-cell office:value-type="string" table:style-name="ce8">
            <text:p>Tipo de Back Up Dam quanto ao material de construção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Tipo de fundação da Back Up Dam</text:p>
          </table:table-cell>
          <table:table-cell office:value-type="string" table:style-name="ce8">
            <text:p>Tipo de fundação da Back Up Da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table:style-name="ce8">
            <text:p>Vazão de projeto da Back Up Dam</text:p>
          </table:table-cell>
          <table:table-cell office:value-type="string" table:style-name="ce8">
            <text:p>Vazão de projeto da Back Up Da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Método construtivo da Back Up Dam</text:p>
          </table:table-cell>
          <table:table-cell office:value-type="string" table:style-name="ce8">
            <text:p>Método construtivo da Back Up Da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4">
          <table:table-cell/>
          <table:table-cell office:value-type="string" table:style-name="ce8">
            <text:p>Tipo de auscultação da Back Up Dam</text:p>
          </table:table-cell>
          <table:table-cell office:value-type="string" table:style-name="ce8">
            <text:p>Tipo de auscultação da Back Up Dam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style-name="ro5">
          <table:table-cell/>
          <table:table-cell office:value-type="string" table:style-name="ce8">
            <text:p>Unidade Gestora</text:p>
          </table:table-cell>
          <table:table-cell office:value-type="string" table:style-name="ce8">
            <text:p>Informa qual é a unidade da Superintendência de Barragens e Pilhas de Mineração responsável pelas demandas da estrutura, podendo ser CORBCM, CORBN, CORBS, CORBL e CORBO.</text:p>
          </table:table-cell>
          <table:table-cell office:value-type="string" table:style-name="ce8">
            <text:p>Alfanumérico</text:p>
          </table:table-cell>
          <table:table-cell table:style-name="ce8"/>
          <table:table-cell table:number-columns-repeated="16379"/>
        </table:table-row>
        <table:table-row table:number-rows-repeated="1048444" table:style-name="ro1">
          <table:table-cell table:number-columns-repeated="16384"/>
        </table:table-row>
      </table:table>
      <table:table table:name="Versões" table:style-name="ta2">
        <table:table-column table:style-name="co1" table:default-cell-style-name="ce3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4" table:number-columns-repeated="16380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Versão</text:p>
          </table:table-cell>
          <table:table-cell office:value-type="string" table:style-name="ce10">
            <text:p>Data</text:p>
          </table:table-cell>
          <table:table-cell office:value-type="string" table:style-name="ce10">
            <text:p>Descrição</text:p>
          </table:table-cell>
          <table:table-cell table:number-columns-repeated="16380"/>
        </table:table-row>
        <table:table-row table:style-name="ro1">
          <table:table-cell table:style-name="ce4"/>
          <table:table-cell office:value-type="string" table:style-name="ce11">
            <text:p>metadados-sigbm.ods</text:p>
          </table:table-cell>
          <table:table-cell office:value-type="date" office:date-value="2025-02-04T00:00:00" table:style-name="ce12">
            <text:p>04/02/2025</text:p>
          </table:table-cell>
          <table:table-cell office:value-type="string" table:style-name="ce11">
            <text:p>Alteração do catálogo de origem.</text:p>
          </table:table-cell>
          <table:table-cell table:number-columns-repeated="16380" table:style-name="ce4"/>
        </table:table-row>
        <table:table-row table:style-name="ro1">
          <table:table-cell/>
          <table:table-cell office:value-type="string" table:style-name="ce11">
            <text:p>metadados-sigbm.ods</text:p>
          </table:table-cell>
          <table:table-cell office:value-type="date" office:date-value="2025-10-31T00:00:00" table:style-name="ce12">
            <text:p>31/10/2025</text:p>
          </table:table-cell>
          <table:table-cell office:value-type="string" table:style-name="ce11">
            <text:p>Atualização do dicionário de dados.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1">
            <text:p>metadados-sigbm.ods</text:p>
          </table:table-cell>
          <table:table-cell office:value-type="date" office:date-value="2025-09-25T00:00:00" table:style-name="ce12">
            <text:p>25/09/2025</text:p>
          </table:table-cell>
          <table:table-cell office:value-type="string" table:style-name="ce11">
            <text:p>Alteração do formato do arquivo de metadados para ODS (OpenDocument Spreadsheed).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1">
            <text:p>metadados-sigbm.xlsx</text:p>
          </table:table-cell>
          <table:table-cell office:value-type="date" office:date-value="2025-02-05T00:00:00" table:style-name="ce12">
            <text:p>05/02/2025</text:p>
          </table:table-cell>
          <table:table-cell office:value-type="string" table:style-name="ce11">
            <text:p>Inseridos os campos "Nome da Mina", "Possui certificações em vigor e/ou adota padrões da indústria" e "Quais certificações e/ou padrões"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1">
            <text:p>metadados-sigbm.xlsx</text:p>
          </table:table-cell>
          <table:table-cell office:value-type="date" office:date-value="2023-11-30T00:00:00" table:style-name="ce12">
            <text:p>30/11/2023</text:p>
          </table:table-cell>
          <table:table-cell office:value-type="string" table:style-name="ce11">
            <text:p>Correção dos metadados. Exclusão dos atributos "Vida útil prevista da Barragem (anos)" e "Data da Desativação".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1">
            <text:p>metadados-sigbm.xlsx</text:p>
          </table:table-cell>
          <table:table-cell office:value-type="date" office:date-value="2023-11-21T00:00:00" table:style-name="ce12">
            <text:p>21/11/2023</text:p>
          </table:table-cell>
          <table:table-cell office:value-type="string" table:style-name="ce11">
            <text:p>Atualização dos metadados de acordo com a revisão dos dados disponibilizados nos recursos do conjunto de dados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1">
            <text:p>metadados-sigbm.xlsx</text:p>
          </table:table-cell>
          <table:table-cell office:value-type="date" office:date-value="2022-07-10T00:00:00" table:style-name="ce12">
            <text:p>10/07/2022</text:p>
          </table:table-cell>
          <table:table-cell office:value-type="string" table:style-name="ce11">
            <text:p>Versão inicial dos metadados.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database-ranges>
        <table:database-range table:target-range-address="SIGBM.B8:SIGBM.B1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title/>
    <dc:description/>
    <dc:subject/>
    <meta:initial-creator/>
    <dc:creator/>
    <meta:creation-date>2015-06-05T18:19:34Z</meta:creation-date>
    <dc:date>2026-02-04T18:59:23Z</dc:date>
    <meta:user-defined meta:name="ContentTypeId">0x0101007F90970817AB094498C3AA5A6A47EEDA</meta:user-defined>
    <meta:user-defined meta:name="MediaServiceImageTags"/>
  </office:meta>
</office:document-meta>
</file>